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08bb06" officeooo:paragraph-rsid="000915b3"/>
    </style:style>
    <style:style style:name="P2" style:family="paragraph" style:parent-style-name="Standard" style:master-page-name="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fo:break-before="page" style:writing-mode="lr-tb"/>
      <style:text-properties style:font-name="Times New Roman" officeooo:rsid="0008bb06" officeooo:paragraph-rsid="074560d5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4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915b3" style:font-name-asian="Times New Roman1" style:font-size-complex="14pt"/>
    </style:style>
    <style:style style:name="P5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915b3" style:font-name-asian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915b3" style:font-name-asian="Times New Roman1" style:font-size-complex="14pt"/>
    </style:style>
    <style:style style:name="P8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10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915b3" style:font-name-asian="Times New Roman1" style:font-weight-asian="bold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74560d5" style:font-weight-asian="bold" style:font-weight-complex="bold"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915b3" fo:background-color="#fdfefe" style:font-size-complex="14pt"/>
    </style:style>
    <style:style style:name="P1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915b3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915b3" style:font-size-complex="14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ac4da"/>
    </style:style>
    <style:style style:name="P1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6d474af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fo:break-before="page" style:writing-mode="lr-tb"/>
      <style:text-properties style:font-name="Times New Roman" fo:font-size="14pt" fo:language="uk" fo:country="UA" fo:font-weight="bold" officeooo:paragraph-rsid="089f46f3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2pt" style:font-size-asian="10.5pt" style:font-size-complex="12pt"/>
    </style:style>
    <style:style style:name="P19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f4218" style:font-size-asian="12pt" style:font-size-complex="12pt"/>
    </style:style>
    <style:style style:name="P2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rsid="089ad377" officeooo:paragraph-rsid="07442798" fo:background-color="transparent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21" style:family="paragraph" style:parent-style-name="Standard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style:font-name="Times New Roman" fo:font-size="12pt" fo:language="uk" fo:country="UA" fo:font-weight="normal" officeooo:rsid="089ad377" officeooo:paragraph-rsid="09777184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2" style:family="paragraph" style:parent-style-name="Standard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style:font-name="Times New Roman" fo:font-size="12pt" fo:language="uk" fo:country="UA" fo:font-weight="normal" officeooo:rsid="089ad377" officeooo:paragraph-rsid="0977f958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3" style:family="paragraph" style:parent-style-name="Standard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style:font-name="Times New Roman" fo:font-size="12pt" fo:language="uk" fo:country="UA" fo:font-weight="normal" officeooo:rsid="089ad377" officeooo:paragraph-rsid="0978a8af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4" style:family="paragraph" style:parent-style-name="Standard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style:font-name="Times New Roman" fo:font-size="12pt" fo:language="uk" fo:country="UA" fo:font-weight="normal" officeooo:rsid="089ad377" officeooo:paragraph-rsid="097ae36b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style:font-name="Times New Roman" fo:font-size="12pt" fo:language="uk" fo:country="UA" fo:font-weight="normal" officeooo:rsid="089ad377" officeooo:paragraph-rsid="097c0adf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style:font-name="Times New Roman" fo:font-size="12pt" fo:language="uk" fo:country="UA" fo:font-weight="normal" officeooo:rsid="089ad377" officeooo:paragraph-rsid="097f3194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915b3" style:font-name-asian="Times New Roman1" style:font-size-asian="12pt" style:font-weight-asian="bold" style:font-size-complex="12pt"/>
    </style:style>
    <style:style style:name="P28" style:family="paragraph" style:parent-style-name="Стиль2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officeooo:paragraph-rsid="08afc986"/>
    </style:style>
    <style:style style:name="P29" style:family="paragraph" style:parent-style-name="Стиль2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officeooo:paragraph-rsid="08f6851b"/>
    </style:style>
    <style:style style:name="P30" style:family="paragraph" style:parent-style-name="Стиль2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officeooo:paragraph-rsid="0902fa71"/>
    </style:style>
    <style:style style:name="P31" style:family="paragraph" style:parent-style-name="Стиль2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hyphenation-ladder-count="no-limit" fo:text-indent="0in" style:auto-text-indent="false" fo:background-color="transparent"/>
      <style:text-properties officeooo:paragraph-rsid="08b4b08c" fo:hyphenate="true" fo:hyphenation-remain-char-count="2" fo:hyphenation-push-char-count="2" loext:hyphenation-no-caps="false"/>
    </style:style>
    <style:style style:name="P32" style:family="paragraph" style:parent-style-name="Стиль2" style:master-page-name="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hyphenation-ladder-count="no-limit" fo:text-indent="0in" style:auto-text-indent="false" style:page-number="auto" fo:background-color="transparent"/>
      <style:text-properties officeooo:paragraph-rsid="0911e226" fo:hyphenate="true" fo:hyphenation-remain-char-count="2" fo:hyphenation-push-char-count="2" loext:hyphenation-no-caps="false"/>
    </style:style>
    <style:style style:name="P33" style:family="paragraph" style:parent-style-name="Стиль2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hyphenation-ladder-count="no-limit" fo:text-indent="0in" style:auto-text-indent="false" fo:background-color="transparent"/>
      <style:text-properties fo:font-size="12pt" officeooo:paragraph-rsid="08d98019" style:font-size-asian="12pt" style:font-size-complex="12pt" fo:hyphenate="true" fo:hyphenation-remain-char-count="2" fo:hyphenation-push-char-count="2" loext:hyphenation-no-caps="false"/>
    </style:style>
    <style:style style:name="P34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915b3" style:font-name-asian="Times New Roman1" style:font-size-complex="14pt"/>
    </style:style>
    <style:style style:name="P3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74560d5" style:font-weight-asian="bold" style:font-weight-complex="bold" fo:hyphenate="true" fo:hyphenation-remain-char-count="2" fo:hyphenation-push-char-count="2" loext:hyphenation-no-caps="false"/>
    </style:style>
    <style:style style:name="P3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9b065ed" style:font-weight-asian="bold" style:font-weight-complex="bold" fo:hyphenate="true" fo:hyphenation-remain-char-count="2" fo:hyphenation-push-char-count="2" loext:hyphenation-no-caps="false"/>
    </style:style>
    <style:style style:name="P37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8a52150" style:font-weight-asian="bold" style:font-weight-complex="bold" fo:hyphenate="true" fo:hyphenation-remain-char-count="2" fo:hyphenation-push-char-count="2" loext:hyphenation-no-caps="false"/>
    </style:style>
    <style:style style:name="P38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9b065ed" style:font-weight-asian="bold" style:font-weight-complex="bold" fo:hyphenate="true" fo:hyphenation-remain-char-count="2" fo:hyphenation-push-char-count="2" loext:hyphenation-no-caps="false"/>
    </style:style>
    <style:style style:name="P39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rsid="089ad377" officeooo:paragraph-rsid="07442798" fo:background-color="transparent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40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reak-before="page" style:writing-mode="lr-tb"/>
      <style:text-properties style:font-name="Times New Roman" fo:font-size="12pt" fo:language="uk" fo:country="UA" fo:font-weight="bold" officeooo:rsid="089ad377" officeooo:paragraph-rsid="07442798" fo:background-color="transparent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41" style:family="paragraph" style:parent-style-name="Standard" style:list-style-name="L6" style:master-page-name="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page-number="auto" fo:background-color="transparent" style:writing-mode="lr-tb"/>
      <style:text-properties style:font-name="Times New Roman" fo:font-size="12pt" fo:language="uk" fo:country="UA" fo:font-weight="bold" officeooo:rsid="089ad377" officeooo:paragraph-rsid="08adb480" fo:background-color="transparent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42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8adb480" officeooo:paragraph-rsid="08adb480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 style:list-style-name="L4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8adb480" officeooo:paragraph-rsid="08adb480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 style:list-style-name="L4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8adb480" officeooo:paragraph-rsid="092ef01a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 style:list-style-name="L4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8adb480" officeooo:paragraph-rsid="09336899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 style:list-style-name="L4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8adb480" officeooo:paragraph-rsid="0936b2ff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 style:list-style-name="L4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8adb480" officeooo:paragraph-rsid="0941d05a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 style:list-style-name="L5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8adb480" officeooo:paragraph-rsid="0950b8c0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 style:list-style-name="L5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8adb480" officeooo:paragraph-rsid="09541d73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0" style:family="paragraph" style:parent-style-name="Standard" style:list-style-name="L5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8adb480" officeooo:paragraph-rsid="0961994c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1" style:family="paragraph" style:parent-style-name="Standard" style:list-style-name="L5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8adb480" officeooo:paragraph-rsid="0956a889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2" style:family="paragraph" style:parent-style-name="Standard" style:list-style-name="L5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8adb480" officeooo:paragraph-rsid="0957485a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3" style:family="paragraph" style:parent-style-name="Standard" style:list-style-name="L5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8adb480" officeooo:paragraph-rsid="0972f793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4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89ad377" officeooo:paragraph-rsid="08adb480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5" style:family="paragraph" style:parent-style-name="Standard" style:list-style-name="L4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89ad377" officeooo:paragraph-rsid="08adb480" fo:background-color="transparent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6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9bc8f7c" officeooo:paragraph-rsid="09bc8f7c" fo:background-color="#ffff00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fo:font-size="14pt" fo:font-weight="bold" officeooo:rsid="08a7eb2e" officeooo:paragraph-rsid="09b2a37f" fo:background-color="transparent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5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fo:font-size="14pt" fo:font-weight="bold" officeooo:rsid="08a7eb2e" officeooo:paragraph-rsid="09b75431" fo:background-color="transparent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5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fo:font-size="14pt" fo:font-weight="normal" officeooo:rsid="09b84357" officeooo:paragraph-rsid="09b84357" fo:background-color="#ffff00" style:font-size-asian="14pt" style:font-weight-asian="normal" style:font-size-complex="14pt" style:font-weight-complex="normal" fo:hyphenate="true" fo:hyphenation-remain-char-count="2" fo:hyphenation-push-char-count="2" loext:hyphenation-no-caps="false"/>
    </style:style>
    <style:style style:name="P60" style:family="paragraph" style:parent-style-name="Стиль2" style:list-style-name="L2" style:master-page-name="">
      <loext:graphic-properties draw:fill="none"/>
      <style:paragraph-properties fo:margin-top="0in" fo:margin-bottom="0in" style:contextual-spacing="false" fo:line-height="100%" fo:text-align="justify" style:justify-single-word="false" fo:hyphenation-ladder-count="no-limit" style:page-number="auto" fo:background-color="transparent"/>
      <style:text-properties fo:font-size="12pt" fo:font-weight="normal" officeooo:paragraph-rsid="08afc986" style:font-size-asian="12pt" style:font-weight-asian="normal" style:font-size-complex="12pt" style:font-weight-complex="bold" fo:hyphenate="true" fo:hyphenation-remain-char-count="2" fo:hyphenation-push-char-count="2" loext:hyphenation-no-caps="false"/>
    </style:style>
    <style:style style:name="P61" style:family="paragraph" style:parent-style-name="Стиль2" style:list-style-name="L2">
      <loext:graphic-properties draw:fill="none"/>
      <style:paragraph-properties fo:margin-top="0in" fo:margin-bottom="0in" style:contextual-spacing="false" fo:line-height="100%" fo:text-align="justify" style:justify-single-word="false" fo:hyphenation-ladder-count="no-limit" fo:background-color="transparent"/>
      <style:text-properties fo:font-size="12pt" fo:font-weight="normal" officeooo:paragraph-rsid="08afc986" style:font-size-asian="12pt" style:font-weight-asian="normal" style:font-size-complex="12pt" style:font-weight-complex="bold" fo:hyphenate="true" fo:hyphenation-remain-char-count="2" fo:hyphenation-push-char-count="2" loext:hyphenation-no-caps="false"/>
    </style:style>
    <style:style style:name="P62" style:family="paragraph" style:parent-style-name="Стиль2" style:list-style-name="L2">
      <loext:graphic-properties draw:fill="none"/>
      <style:paragraph-properties fo:margin-top="0in" fo:margin-bottom="0in" style:contextual-spacing="false" fo:line-height="100%" fo:text-align="justify" style:justify-single-word="false" fo:hyphenation-ladder-count="no-limit" fo:background-color="transparent"/>
      <style:text-properties fo:font-size="12pt" fo:font-weight="normal" officeooo:paragraph-rsid="08b4b08c" style:font-size-asian="12pt" style:font-weight-asian="normal" style:font-size-complex="12pt" style:font-weight-complex="bold" fo:hyphenate="true" fo:hyphenation-remain-char-count="2" fo:hyphenation-push-char-count="2" loext:hyphenation-no-caps="false"/>
    </style:style>
    <style:style style:name="P63" style:family="paragraph" style:parent-style-name="Стиль2" style:list-style-name="L2">
      <loext:graphic-properties draw:fill="none"/>
      <style:paragraph-properties fo:margin-top="0in" fo:margin-bottom="0in" style:contextual-spacing="false" fo:line-height="100%" fo:text-align="justify" style:justify-single-word="false" fo:hyphenation-ladder-count="no-limit" fo:background-color="transparent"/>
      <style:text-properties officeooo:paragraph-rsid="08dd167d" fo:hyphenate="true" fo:hyphenation-remain-char-count="2" fo:hyphenation-push-char-count="2" loext:hyphenation-no-caps="false"/>
    </style:style>
    <style:style style:name="P64" style:family="paragraph" style:parent-style-name="Стиль2" style:list-style-name="WWNum24" style:master-page-name="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hyphenation-ladder-count="no-limit" fo:text-indent="0in" style:auto-text-indent="false" style:page-number="auto" fo:background-color="transparent"/>
      <style:text-properties officeooo:paragraph-rsid="08bc5496" fo:hyphenate="true" fo:hyphenation-remain-char-count="2" fo:hyphenation-push-char-count="2" loext:hyphenation-no-caps="false"/>
    </style:style>
    <style:style style:name="P65" style:family="paragraph" style:parent-style-name="Стиль2" style:list-style-name="WWNum24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hyphenation-ladder-count="no-limit" fo:text-indent="0in" style:auto-text-indent="false" fo:background-color="transparent"/>
      <style:text-properties officeooo:paragraph-rsid="08bd7201" fo:hyphenate="true" fo:hyphenation-remain-char-count="2" fo:hyphenation-push-char-count="2" loext:hyphenation-no-caps="false"/>
    </style:style>
    <style:style style:name="P66" style:family="paragraph" style:parent-style-name="Стиль2" style:list-style-name="WWNum24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hyphenation-ladder-count="no-limit" fo:text-indent="0in" style:auto-text-indent="false" fo:background-color="transparent"/>
      <style:text-properties officeooo:paragraph-rsid="08e9f0ee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fo:background-color="#ffffff" loext:char-shading-value="0" style:font-weight-asian="bold"/>
    </style:style>
    <style:style style:name="T5" style:family="text">
      <style:text-properties fo:language="uk" fo:country="UA" fo:font-weight="bold" style:font-weight-asian="bold" style:font-weight-complex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font-weight="bold" style:font-name-asian="Times New Roman1" style:font-weight-asian="bold" style:font-size-complex="14pt"/>
    </style:style>
    <style:style style:name="T8" style:family="text">
      <style:text-properties fo:font-weight="bold" officeooo:rsid="08a14c80" style:font-name-asian="Times New Roman1" style:font-weight-asian="bold" style:font-size-complex="14pt"/>
    </style:style>
    <style:style style:name="T9" style:family="text">
      <style:text-properties fo:font-weight="bold" officeooo:rsid="09ab2ba7" style:font-name-asian="Times New Roman1" style:font-weight-asian="bold" style:font-size-complex="14pt"/>
    </style:style>
    <style:style style:name="T10" style:family="text">
      <style:text-properties fo:font-weight="bold" officeooo:rsid="089ad377" style:font-size-asian="12pt" style:font-weight-asian="bold" style:font-weight-complex="bold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fo:font-size="12pt" fo:language="uk" fo:country="UA" fo:font-weight="normal" officeooo:rsid="073eec8c" fo:background-color="transparent" loext:char-shading-value="0" style:font-size-asian="12pt" style:font-weight-asian="normal" style:font-size-complex="12pt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8fac813" style:font-size-asian="12pt" style:font-size-complex="12pt"/>
    </style:style>
    <style:style style:name="T16" style:family="text">
      <style:text-properties fo:font-size="12pt" fo:language="en" fo:country="US" style:font-size-asian="12pt" style:font-size-complex="12pt"/>
    </style:style>
    <style:style style:name="T17" style:family="text">
      <style:text-properties fo:font-size="12pt" fo:language="en" fo:country="US" fo:font-weight="normal" style:font-size-asian="12pt" style:font-weight-asian="normal" style:font-size-complex="12pt" style:font-weight-complex="bold"/>
    </style:style>
    <style:style style:name="T18" style:family="text">
      <style:text-properties fo:font-size="12pt" fo:font-weight="normal" style:font-size-asian="12pt" style:font-weight-asian="normal" style:font-size-complex="12pt" style:font-weight-complex="bold"/>
    </style:style>
    <style:style style:name="T19" style:family="text">
      <style:text-properties fo:font-size="12pt" fo:font-weight="normal" officeooo:rsid="08bc1a1e" style:font-size-asian="12pt" style:font-weight-asian="normal" style:font-size-complex="12pt" style:font-weight-complex="bold"/>
    </style:style>
    <style:style style:name="T20" style:family="text">
      <style:text-properties fo:font-size="12pt" fo:font-weight="normal" officeooo:rsid="08ce6e5c" style:font-size-asian="12pt" style:font-weight-asian="normal" style:font-size-complex="12pt" style:font-weight-complex="bold"/>
    </style:style>
    <style:style style:name="T21" style:family="text">
      <style:text-properties fo:font-size="12pt" fo:font-weight="normal" officeooo:rsid="08f494e2" style:font-size-asian="12pt" style:font-weight-asian="normal" style:font-size-complex="12pt" style:font-weight-complex="bold"/>
    </style:style>
    <style:style style:name="T22" style:family="text">
      <style:text-properties fo:font-size="12pt" fo:font-weight="normal" officeooo:rsid="08f8e252" style:font-size-asian="12pt" style:font-weight-asian="normal" style:font-size-complex="12pt" style:font-weight-complex="bold"/>
    </style:style>
    <style:style style:name="T23" style:family="text">
      <style:text-properties fo:font-size="12pt" fo:font-weight="normal" officeooo:rsid="08fac813" style:font-size-asian="12pt" style:font-weight-asian="normal" style:font-size-complex="12pt" style:font-weight-complex="bold"/>
    </style:style>
    <style:style style:name="T24" style:family="text">
      <style:text-properties fo:font-size="12pt" fo:language="ru" fo:country="RU" fo:font-weight="normal" style:font-size-asian="12pt" style:font-weight-asian="normal" style:font-size-complex="12pt" style:font-weight-complex="bold"/>
    </style:style>
    <style:style style:name="T25" style:family="text">
      <style:text-properties officeooo:rsid="089ad377" style:font-size-asian="12pt"/>
    </style:style>
    <style:style style:name="T26" style:family="text">
      <style:text-properties officeooo:rsid="09186030" style:font-size-asian="12pt"/>
    </style:style>
    <style:style style:name="T27" style:family="text">
      <style:text-properties officeooo:rsid="0919e5c5" style:font-size-asian="12pt"/>
    </style:style>
    <style:style style:name="T28" style:family="text">
      <style:text-properties officeooo:rsid="0929824a" style:font-size-asian="12pt"/>
    </style:style>
    <style:style style:name="T29" style:family="text">
      <style:text-properties officeooo:rsid="094203f6" style:font-size-asian="12pt"/>
    </style:style>
    <style:style style:name="T30" style:family="text">
      <style:text-properties officeooo:rsid="0974f77c" style:font-size-asian="12pt"/>
    </style:style>
    <style:style style:name="T31" style:family="text">
      <style:text-properties officeooo:rsid="099b881b" style:font-size-asian="12pt"/>
    </style:style>
    <style:style style:name="T32" style:family="text">
      <style:text-properties officeooo:rsid="09a0ce42" style:font-size-asian="12pt"/>
    </style:style>
    <style:style style:name="T33" style:family="text">
      <style:text-properties officeooo:rsid="09a4bd6c" style:font-size-asian="12pt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language="en" fo:country="US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921in" draw:visible-area-height="1.9921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МІНІСТЕРСТВО ОСВІТИ І НАУКИ УКРАЇНИ</text:p>
      <text:p text:style-name="P8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0">УДУНТ ННІ ДІІТ</text:p>
      <text:p text:style-name="P7"/>
      <text:p text:style-name="P3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7">Лабораторна робота №</text:span><text:span text:style-name="T8">1</text:span><text:span text:style-name="T9">3</text:span></text:p>
      <text:p text:style-name="P15"><text:span text:style-name="T7"><text:line-break/></text:span><text:span text:style-name="T3">з дисципліни «Організація комп’ютерних мереж</text:span><text:span text:style-name="T11">»</text:span></text:p>
      <text:p text:style-name="P27"/>
      <text:p text:style-name="P19"><text:span text:style-name="T4">на тему: </text:span><text:span text:style-name="T6">«Мости та маршрутизатори як засоби розширення мережі передачі даних»</text:span></text:p>
      <text:p text:style-name="P5"/>
      <text:p text:style-name="P5"/>
      <text:p text:style-name="P5"/>
      <text:p text:style-name="P5"/>
      <text:p text:style-name="P5"/>
      <text:p text:style-name="P5"/>
      <text:p text:style-name="P3">Виконав:</text:p>
      <text:p text:style-name="P4">студент гр.ПЗ1911 </text:p>
      <text:p text:style-name="P4">Сафонов Д.Є.</text:p>
      <text:p text:style-name="P4">Прийня<text:span text:style-name="T12">в</text:span>: </text:p>
      <text:p text:style-name="P12">Івченко Ю.М.</text:p>
      <text:p text:style-name="P13"/>
      <text:p text:style-name="P13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"><text:span text:style-name="T1">Дніпро, 202</text:span><text:span text:style-name="T2">2</text:span></text:p>
      <text:p text:style-name="P2"><text:span text:style-name="T5">Тема. </text:span><text:span text:style-name="T13">Мости та маршрутизатори як засоби розширення мережі передачі даних.</text:span></text:p>
      <text:p text:style-name="P11">Мета. <text:span text:style-name="T34">Отримати практичні навички налагодження DSL-модему в режимі моста</text:span></text:p>
      <text:p text:style-name="P11"><text:span text:style-name="T34">та маршрутизатора.</text:span></text:p>
      <text:p text:style-name="P36">Порядок виконання роботи.</text:p>
      <text:list xml:id="list3039568615" text:style-name="L7">
        <text:list-item>
          <text:p text:style-name="P38"><text:span text:style-name="T34">Ознайомитися з основними можливостями DSL-модему.</text:span></text:p>
        </text:list-item>
        <text:list-item>
          <text:p text:style-name="P37"><text:span text:style-name="T34">Виконати налагодження DSL-модему в режимі моста.</text:span></text:p>
        </text:list-item>
        <text:list-item>
          <text:p text:style-name="P37"><text:span text:style-name="T34">Виконати налагодження DSL-модему в режимі маршрутизатора.</text:span></text:p>
        </text:list-item>
      </text:list>
      <text:p text:style-name="P16"><text:s/></text:p>
      <text:p text:style-name="P57"><text:span text:style-name="T35">Основні можливості DSL-модему</text:span></text:p>
      <text:p text:style-name="P59"><text:span text:style-name="T35">TODO</text:span></text:p>
      <text:p text:style-name="P58"><text:span text:style-name="T35">Підтвердження наявності зв’язку між двома ПЕОМ. Повідомлення про успішне завершення команди ping</text:span></text:p>
      <text:p text:style-name="P59"><text:span text:style-name="T35">TODO</text:span></text:p>
      <text:p text:style-name="P17">Контрольні питання</text:p>
      <text:list xml:id="list1977755259" text:style-name="L3">
        <text:list-item>
          <text:p text:style-name="P39">Які інтерфейси має модем Dynamix UM-S, їх призначення?</text:p>
          <text:p text:style-name="P56">TODO</text:p>
        </text:list-item>
        <text:list-item>
          <text:p text:style-name="P39">Призначення режиму міст.</text:p>
          <text:p text:style-name="P56">TODO</text:p>
        </text:list-item>
        <text:list-item>
          <text:p text:style-name="P39">Призначення режиму маршрутизатор.</text:p>
          <text:p text:style-name="P56">TODO</text:p>
        </text:list-item>
        <text:list-item>
          <text:p text:style-name="P39">Який інтерфейс призначений для налаштування пристрою і яке ПЗ необхідно?</text:p>
          <text:p text:style-name="P56">TODO</text:p>
        </text:list-item>
        <text:list-item>
          <text:p text:style-name="P39">Які з’єднання необхідно виконати для забезпечення передачі даних з використанням</text:p>
          <text:p text:style-name="P39">модемів Dynamix UM-S?</text:p>
          <text:p text:style-name="P56">TODO</text:p>
        </text:list-item>
        <text:list-item>
          <text:p text:style-name="P39">Максимальна швидкість і дальність передачі даних модемів Dynamix UM-S?</text:p>
          <text:p text:style-name="P56">TODO</text:p>
        </text:list-item>
        <text:list-item>
          <text:p text:style-name="P39">Який тип лінії зв’язку використовується для передачі даних за допомогою модемів</text:p>
          <text:p text:style-name="P39">Dynamix UM-S?</text:p>
          <text:p text:style-name="P56">TODO</text:p>
        </text:list-item>
        <text:list-item>
          <text:p text:style-name="P39">Як визначити в якому режимі (міст/маршрутизатор) налаштований модем?</text:p>
          <text:p text:style-name="P56">TODO</text:p>
        </text:list-item>
        <text:list-item>
          <text:p text:style-name="P39">Як створюється таблиця маршрутизації мосту?</text:p>
          <text:p text:style-name="P56">TODO</text:p>
        </text:list-item>
        <text:list-item>
          <text:p text:style-name="P39">Для чого служить алгоритм STA (Spanning Tree Algorithm), розроблений IEEE</text:p>
          <text:p text:style-name="P39">802.1?</text:p>
          <text:p text:style-name="P56">TODO</text:p>
        </text:list-item>
        <text:list-item>
          <text:p text:style-name="P39">Описати алгоритми маршрутизації OSPF, RIP.</text:p>
          <text:p text:style-name="P56">TODO</text:p>
        </text:list-item>
        <text:list-item>
          <text:p text:style-name="P39">Чи підтримують протоколи TCP, IP, IPX - OSPF, RIP?</text:p>
          <text:p text:style-name="P56">TODO</text:p>
        </text:list-item>
        <text:list-item>
          <text:p text:style-name="P39">Порівняти статичні та динамічні маршрутизатори.</text:p>
          <text:p text:style-name="P56">TODO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Times New Roman" fo:font-family="'Times New Roman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Стиль2" style:family="paragraph" style:parent-style-name="М_5f_осн_5f_текст" style:default-outline-level="">
      <style:paragraph-properties fo:margin-left="0in" fo:margin-right="0in" fo:margin-top="0.1665in" fo:margin-bottom="0.0835in" style:contextual-spacing="false" fo:text-align="center" style:justify-single-word="false" fo:text-indent="0in" style:auto-text-indent="false"/>
      <style:text-properties fo:language="uk" fo:country="UA" fo:font-weight="bold" style:font-weight-asian="bold" style:font-size-complex="14pt"/>
    </style:style>
    <style:style style:name="Стиль1" style:family="paragraph" style:parent-style-name="М_5f_осн_5f_текст" style:default-outline-level="">
      <style:paragraph-properties fo:margin-left="0in" fo:margin-right="0in" fo:text-indent="0.3937in" style:auto-text-indent="false"/>
      <style:text-properties fo:language="uk" fo:country="UA"/>
    </style:style>
    <style:style style:name="Стиль3" style:family="paragraph" style:parent-style-name="Стиль1" style:default-outline-level="">
      <style:paragraph-properties fo:margin-left="0in" fo:margin-right="0in" fo:text-indent="0.1972in" style:auto-text-indent="false"/>
      <style:text-properties fo:font-size="12pt" style:font-size-asian="12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bullet text:level="1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6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972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69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1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972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19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6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972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6972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6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972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69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1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972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19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6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972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6972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6:23:01.524017872</meta:creation-date>
    <dc:date>2022-05-19T19:45:26.775092507</dc:date>
    <meta:editing-duration>P1DT3H50M48S</meta:editing-duration>
    <meta:editing-cycles>2311</meta:editing-cycles>
    <meta:generator>LibreOffice/7.2.6.2$Linux_X86_64 LibreOffice_project/20$Build-2</meta:generator>
    <meta:document-statistic meta:table-count="0" meta:image-count="0" meta:object-count="1" meta:page-count="3" meta:paragraph-count="56" meta:word-count="232" meta:character-count="1667" meta:non-whitespace-character-count="1499"/>
  </office:meta>
</office:document-meta>
</file>